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3pt" style:text-underline-style="none" fo:font-weight="bold" style:font-name-asian="Times New Roman1" style:font-size-asian="13pt" style:font-weight-asian="bold" style:font-name-complex="Times New Roman1" style:font-size-complex="13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ab-stops/>
      </style:paragraph-properties>
    </style:style>
    <style:style style:name="P8" style:family="paragraph" style:parent-style-name="Standard" style:list-style-name="">
      <style:paragraph-properties fo:margin-left="1.143cm" fo:margin-right="0cm" fo:margin-top="0cm" fo:margin-bottom="0cm" fo:text-align="start" style:justify-single-word="false" fo:text-indent="-0.635cm" style:auto-text-indent="false" style:text-autospace="none">
        <style:tab-stops/>
      </style:paragraph-properties>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Text_20_body"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12"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3"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solid" style:text-underline-width="auto" style:text-underline-color="font-color" fo:font-weight="bold" style:font-name-asian="Times New Roman1" style:font-size-asian="11pt" style:font-style-asian="normal" style:font-weight-asian="bold" style:font-name-complex="Times New Roman1" style:font-size-complex="11pt" style:font-style-complex="normal" style:font-weight-complex="bold"/>
    </style:style>
    <style:style style:name="P14" style:family="paragraph" style:parent-style-name="Textkörper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15"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solid" style:text-underline-width="auto" style:text-underline-color="font-color" fo:font-weight="bold" style:font-name-asian="Times New Roman1" style:font-size-asian="11pt" style:font-style-asian="normal" style:font-weight-asian="bold" style:font-name-complex="Times New Roman1" style:font-size-complex="11pt" style:font-style-complex="normal" style:font-weight-complex="bold"/>
    </style:style>
    <style:style style:name="P16" style:family="paragraph" style:parent-style-name="Default" style:list-style-name="">
      <style:paragraph-properties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7" style:family="paragraph" style:parent-style-name="Default"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bold" style:font-name-asian="Times New Roman1" style:font-size-asian="11pt" style:font-style-asian="italic" style:font-weight-asian="bold" style:font-name-complex="Times New Roman1" style:font-size-complex="11pt" style:font-style-complex="italic"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6"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8" style:family="text">
      <style:text-properties fo:color="#000000" style:text-line-through-style="none" style:font-name="Times New Roman"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1 </text:span></text:p>
      <text:p text:style-name="P2">The Mummy Walks </text:p>
      <text:p text:style-name="P3">(Die wandernde Mumie) </text:p>
      <text:p text:style-name="P4">( Für die Helden ) </text:p>
      <text:p text:style-name="P5">Staubschwaden ziehen in den Raum und ein Schatten legt sich über dein Herz. Du hörst einen deiner Freude schreien, ein Geräusch aus Vergnügen und Entsetzen. Eine kalte, klamme Stimme lässt deinen Verstand erschaudern. "Ich verlor meine Braut, viele Jahre bevor du denken kannst. Meine Tränen sind verstaubt, aber meine Liebe ist immer noch so kräftig wie die Sonne. Jetzt ist meine Liebe für mich wiedergeboren. Es gibt nichts mehr was uns beide trennen kann... und wenn du dich gegen mich stellst, werde ich deine Seele aus deinem Körper reißen und sie gänzlich verschlingen." </text:p>
      <text:p text:style-name="P11">Was du jetzt tun musst </text:p>
      <text:p text:style-name="P8"><text:span text:style-name="T7">o </text:span><text:span text:style-name="T5">Lege 2 Wissenswurfplättchen (Knowledge Roll tokens) beiseite. </text:span></text:p>
      <text:p text:style-name="P8"><text:span text:style-name="T7">o </text:span><text:span text:style-name="T5">Der Abenteurer mit dem Mädchen (Girl) verliert es. Dieser Abenteurer verliert alle Bonuspunkte von der Mädchenkarte (Girl card) und legt sie bei Seite. Der Verräter legt dann das Mädchenplättchen (Girl token) in einen anderen Raum. </text:span></text:p>
      <text:p text:style-name="P8"><text:span text:style-name="T7">o </text:span><text:span text:style-name="T5">Wenn ein Charakter eines Spielers den Raum mit dem Mädchenplättchen betritt, dann erhält dieser Spieler die Mädchenkarte. </text:span></text:p>
      <text:p text:style-name="P16"/>
      <text:p text:style-name="P11">Was ihr über die bösen Jungs wisst </text:p>
      <text:p text:style-name="P6">Der Verräter versucht die Mumie mit dem Mädchen zu verheiraten. </text:p>
      <text:p text:style-name="P11">Ihr gewinnt wenn... </text:p>
      <text:p text:style-name="P6">...die Mumie ins Reich des Todes verbannt wurde, bevor sie das Mädchen heiraten konnte. </text:p>
      <text:h text:style-name="P15" text:outline-level="1">Wie wird die Mumie verbannt </text:h>
      <text:p text:style-name="P13"><text:span text:style-name="T9">Wenn die Buchkarte noch nicht im Spiel ist durchsucht der Held der als nächstes in einem Raum mit dem Omen Symbol läuft nach der Karte und nimmt sie.Danach wird der Stapel neu gemischt.</text:span></text:p>
      <text:p text:style-name="P6">Du musst den wahren Namen der Mumie in dem Buch finden und sagen. Um dies zu schaffen musst du folgende Schritte in dieser Reihenfolge erledigen. Du kannst pro Zug nur einen Schritt erledigen. </text:p>
      <text:p text:style-name="P6">Um den wahren Namen der Mumie heraus zu bekommen, kannst du versuchen einen Wissenswürfelwurf (Knowledge roll) von 6+ in den folgenden Räumen zu bestehen (auf die folgenden Art und Weisen): </text:p>
      <text:p text:style-name="P8"><text:span text:style-name="T7">o </text:span><text:span text:style-name="T5">der Raum mit dem Sarkophag (untersuche die Hieroglyphen) </text:span></text:p>
      <text:p text:style-name="P8"><text:span text:style-name="T7">o </text:span><text:span text:style-name="T5">das XXX Labor (Research Labor) (überfliege die Notizen des Archäologie Teams), oder </text:span></text:p>
      <text:p text:style-name="P8"><text:span text:style-name="T7">o </text:span><text:span text:style-name="T5">die Bücherei (Library) (erforsche die Geschichte der Mumie). </text:span></text:p>
      <text:p text:style-name="P16"/>
      <text:p text:style-name="P6">Wenn du Erfolg hattest, nehme dir eine Wissenswurfscheibe. </text:p>
      <text:p text:style-name="P9"><text:span text:style-name="T7">o </text:span><text:span text:style-name="T5">An einem Zug nach dem du Namen erforscht hast, während du das Buch hattest, kannst du einen Wissenswürfelwurf von 6+ versuchen, um den Namen der Mumie herauszufinden. Wenn du Erfolg hattest, nehme dir ein Wissenswurfplättchen. </text:span></text:p>
      <text:p text:style-name="P9"><text:span text:style-name="T7">o </text:span><text:span text:style-name="T5">Sobald du zwei von diesen Plättchen hast, bringe das Buch in den Raum in dem sich die Mumie befindet. Jeder Held kann während du dort bist, versuchen einen Gesundheitswürfelwurf (Sanity roll) zu bestehen, um einen Bann zusprechen der sie für immer vertreibt. </text:span></text:p>
      <text:p text:style-name="P7"><text:span text:style-name="T7">o </text:span><text:span text:style-name="T8">Die Mumie ist imun gegen Geschwindigkeitsangriffe(Revolver,Dynamit..)</text:span></text:p>
      <text:p text:style-name="P16"/>
      <text:p text:style-name="P11">Wenn ihr gewinnt... </text:p>
      <text:p text:style-name="P5">Ein heißer trockener Wind flüstert durch den Raum, als du den altertümlichen Wälzer zuknallst. Die Mumie setzt das Schlurfen in deine Richtung fort, ihre Augen sind tote Höhlen der Verzweiflung. Gerade als ihre Hände deine Kehle umklammern, beginnen die Umwicklungen der Mumie zu bröckeln. Die Kreatur stöhnt immer mehr und mehr über ihren Körper, der zusammengedrückt und mit dem heißen Wind hinfort geweht wird. "Meine Braut... meine einzige Liebe... nicht... mehr...." </text:p>
      <text:p text:style-name="P14">Als der letzte Rest der Mumie verschwunden ist, hört der Wind auf. Du bist allein. </text:p>
      <text:p text:style-name="P17"><text:span text:style-name="T11"/></text:p>
      <text:p text:style-name="P17"><text:span text:style-name="T11">FAQ:</text:span></text:p>
      <text:p text:style-name="P12">Was passiert, wenn der Verräter das Buch hat? <text:span text:style-name="T12">Dann müssen es die anderen ihm abjagen. </text:span></text:p>
      <text:p text:style-name="P12">Muss der gleiche Abenteurer die beiden Wissenswürfe machen? <text:span text:style-name="T12">Nein </text:span></text:p>
      <text:p text:style-name="P10"><text:span text:style-name="T5">Wenn Kraft und Geschwindigkeit beide auf der untersten Stufe sind, kann die Mumie dann auch töten? </text:span><text:span text:style-name="T6">J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körper_20_2" style:display-name="Textkörper 2"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3:43:35.29</meta:creation-date>
    <meta:document-statistic meta:table-count="0" meta:image-count="0" meta:object-count="0" meta:page-count="1" meta:paragraph-count="31" meta:word-count="563" meta:character-count="3548"/>
    <dc:date>2015-02-14T13:55:29.31</dc:date>
    <meta:editing-duration>PT11M54S</meta:editing-duration>
    <meta:editing-cycles>1</meta:editing-cycles>
    <meta:generator>OpenOffice.org/3.3$Win32 OpenOffice.org_project/330m20$Build-9567</meta:generator>
  </office:meta>
</office:document-meta>
</file>